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5A290827238499C9.png" manifest:media-type="image/png"/>
  <manifest:file-entry manifest:full-path="Pictures/1002780800004D9E00004D9E5D6ADF90D7FF1C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-0.099cm" svg:y="0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-0.1cm" svg:y="6.9cm">
          <draw:text-box>
            <text:p><text:span text:style-name="T1">B.</text:span></text:p>
          </draw:text-box>
        </draw:frame>
        <draw:frame draw:style-name="gr2" draw:text-style-name="P2" draw:layer="layout" svg:width="13.9cm" svg:height="13.9cm" svg:x="0.4cm" svg:y="0.301cm">
          <draw:image xlink:href="Pictures/1002780800004D9E00004D9E5D6ADF90D7FF1C84.svg" xlink:type="simple" xlink:show="embed" xlink:actuate="onLoad" loext:mime-type="image/svg+xml">
            <text:p/>
          </draw:image>
          <draw:image xlink:href="Pictures/10000201000002C3000002C35A290827238499C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48:53.303367948</meta:creation-date>
    <dc:date>2024-12-10T11:31:58.300106159</dc:date>
    <meta:editing-duration>PT6H39M7S</meta:editing-duration>
    <meta:editing-cycles>12</meta:editing-cycles>
    <meta:generator>LibreOffice/6.4.7.2$Linux_X86_64 LibreOffice_project/40$Build-2</meta:generator>
    <meta:document-statistic meta:object-count="3"/>
  </office:meta>
</office:document-meta>
</file>